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05000000032A6DE5DEF57D700F2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rebuchet MS" style:font-name-complex="Trebuchet MS" style:font-weight-complex="bold"/>
    </style:style>
    <style:style style:name="P2" style:family="paragraph" style:parent-style-name="Standard" style:list-style-name="WW8Num7">
      <style:text-properties style:font-name="Trebuchet MS" style:font-name-complex="Trebuchet MS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rebuchet MS" fo:font-weight="bold" style:font-weight-asian="bold" style:font-name-complex="Trebuchet MS"/>
    </style:style>
    <style:style style:name="P4" style:family="paragraph" style:parent-style-name="Standard">
      <style:text-properties style:font-name="Trebuchet MS" fo:font-weight="bold" style:font-weight-asian="bold" style:font-name-complex="Trebuchet MS" style:font-weight-complex="bold"/>
    </style:style>
    <style:style style:name="P5" style:family="paragraph" style:parent-style-name="Standard">
      <style:text-properties style:font-name="Trebuchet MS" fo:font-style="italic" officeooo:rsid="001b86d3" officeooo:paragraph-rsid="001b86d3" style:font-style-asian="italic" style:font-name-complex="Trebuchet MS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 style:list-style-name="WW8Num7"/>
    <style:style style:name="P8" style:family="paragraph" style:parent-style-name="Standard" style:list-style-name="WW8Num2"/>
    <style:style style:name="P9" style:family="paragraph" style:parent-style-name="Standard" style:master-page-name="Standard">
      <style:paragraph-properties style:page-number="auto"/>
      <style:text-properties style:font-name="Trebuchet MS" style:font-name-complex="Trebuchet MS"/>
    </style:style>
    <style:style style:name="P10" style:family="paragraph" style:parent-style-name="Footer">
      <style:text-properties fo:color="#990033"/>
    </style:style>
    <style:style style:name="T1" style:family="text">
      <style:text-properties style:font-name="Trebuchet MS" style:font-name-complex="Trebuchet MS"/>
    </style:style>
    <style:style style:name="T2" style:family="text">
      <style:text-properties style:font-name="Trebuchet MS" style:font-name-complex="Trebuchet MS" style:font-weight-complex="bold"/>
    </style:style>
    <style:style style:name="T3" style:family="text">
      <style:text-properties style:font-name="Trebuchet MS" officeooo:rsid="001b86d3" style:font-name-complex="Trebuchet MS" style:font-weight-complex="bold"/>
    </style:style>
    <style:style style:name="T4" style:family="text">
      <style:text-properties style:font-name="Trebuchet MS" fo:font-weight="bold" style:font-weight-asian="bold" style:font-name-complex="Trebuchet MS"/>
    </style:style>
    <style:style style:name="T5" style:family="text">
      <style:text-properties style:font-name="Trebuchet MS" fo:font-style="italic" style:font-style-asian="italic" style:font-name-complex="Trebuchet MS" style:font-weight-complex="bold"/>
    </style:style>
    <style:style style:name="T6" style:family="text">
      <style:text-properties style:font-name="Trebuchet MS" style:text-underline-style="solid" style:text-underline-width="auto" style:text-underline-color="font-color" style:font-name-complex="Trebuchet MS" style:font-weight-complex="bold"/>
    </style:style>
    <style:style style:name="T7" style:family="text">
      <style:text-properties style:font-name="Trebuchet MS" style:text-underline-style="solid" style:text-underline-width="auto" style:text-underline-color="font-color" officeooo:rsid="001b86d3" style:font-name-complex="Trebuchet MS" style:font-weight-complex="bold"/>
    </style:style>
    <style:style style:name="T8" style:family="text">
      <style:text-properties fo:color="#990033"/>
    </style:style>
    <style:style style:name="T9" style:family="text">
      <style:text-properties fo:font-size="10pt" style:font-size-asian="10pt" style:font-size-complex="10pt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6"><text:span text:style-name="T4">Take Home: Quiz 2 (15 pts) – Introduction to Computer Programming and C</text:span></text:p>
      <text:p text:style-name="P3"/>
      <text:p text:style-name="P6"><text:span text:style-name="T4">NOTE: Submit a hard-copy to your TA in lab this week (along with your solution to Quiz 1)!</text:span></text:p>
      <text:p text:style-name="P3"/>
      <text:p text:style-name="P4"/>
      <text:list xml:id="list379368969526685659" text:style-name="WW8Num7">
        <text:list-item>
          <text:p text:style-name="P7"><text:span text:style-name="T2">(3 pts) Identify the three hard rules for user-defined identifiers. If a programmer breaks these rules, then the compiler will report a syntax error.</text:span></text:p>
        </text:list-item>
      </text:list>
      <text:p text:style-name="P1"/>
      <text:p text:style-name="P5">Must have -only- letters, numbers and underscores</text:p>
      <text:p text:style-name="P5">Must not begin with a letter</text:p>
      <text:p text:style-name="P5">Hands off words C’s already called dibs on</text:p>
      <text:p text:style-name="P1"/>
      <text:list xml:id="list203241127733956" text:continue-numbering="true" text:style-name="WW8Num7">
        <text:list-item>
          <text:p text:style-name="P7"><text:span text:style-name="T2">(3 pts) Why are variables </text:span><text:span text:style-name="T5">declared</text:span><text:span text:style-name="T2"> and </text:span><text:span text:style-name="T5">used</text:span><text:span text:style-name="T2"> in C programs?</text:span></text:p>
        </text:list-item>
      </text:list>
      <text:p text:style-name="P1"><text:bookmark-start text:name="OLE_LINK1"/></text:p>
      <text:p text:style-name="P5">A variable gives a name to a memory storage “bin” of a particular size and type – it’s a lot easier to “call”/use those names later than typing memory locations, and it’s a lot easier to understand numberHotdogsEaten in a program than 0x7ff21ec</text:p>
      <text:p text:style-name="P1"/>
      <text:list xml:id="list203241244058514" text:continue-numbering="true" text:style-name="WW8Num7">
        <text:list-item>
          <text:p text:style-name="P7"><text:span text:style-name="T2">(3 pts)</text:span><text:bookmark-end text:name="OLE_LINK1"/><text:span text:style-name="T2"> Provide each result for the following three C language expressions. Numbers listed without a decimal point are considered integer values and ones with a decimal point are considered double precision floating-point values.</text:span></text:p>
          <text:list>
            <text:list-item>
              <text:p text:style-name="P7"><text:span text:style-name="T2">15.0 / 2 <text:s text:c="5"/></text:span><text:span text:style-name="T6">=</text:span><text:span text:style-name="T7">7.5 (cast to double)</text:span></text:p>
            </text:list-item>
            <text:list-item>
              <text:p text:style-name="P7"><text:span text:style-name="T2">6 / 7 <text:s text:c="10"/></text:span><text:span text:style-name="T6">=</text:span><text:span text:style-name="T7">0 (no cast)</text:span></text:p>
            </text:list-item>
            <text:list-item>
              <text:p text:style-name="P7"><text:span text:style-name="T2">8.0 / 2.0 <text:s text:c="4"/></text:span><text:span text:style-name="T6">=</text:span><text:span text:style-name="T7">4.0 (double/double)</text:span><text:span text:style-name="T2"> <text:s text:c="7"/></text:span></text:p>
            </text:list-item>
          </text:list>
        </text:list-item>
      </text:list>
      <text:p text:style-name="P1"/>
      <text:list xml:id="list203242407209981" text:continue-numbering="true" text:style-name="WW8Num7">
        <text:list-item>
          <text:p text:style-name="P7"><text:span text:style-name="T2">(3 pts) What C data types should be used to </text:span><text:span text:style-name="T5">best</text:span><text:span text:style-name="T2"> represent the following? For each blank, you may list </text:span><text:span text:style-name="T5">int</text:span><text:span text:style-name="T2">, </text:span><text:span text:style-name="T5">double</text:span><text:span text:style-name="T2">, or </text:span><text:span text:style-name="T5">char</text:span><text:span text:style-name="T2"> only. These types may be used multiple times.</text:span></text:p>
        </text:list-item>
      </text:list>
      <text:p text:style-name="P1"/>
      <text:list xml:id="list6640299268142302246" text:style-name="WW8Num2">
        <text:list-item>
          <text:p text:style-name="P8"><text:span text:style-name="T2">The initial of your last name? </text:span><text:span text:style-name="T3">Charr (mrow)</text:span></text:p>
        </text:list-item>
        <text:list-item>
          <text:p text:style-name="P8"><text:span text:style-name="T2">The average salary of engineers? </text:span><text:span text:style-name="T3">double</text:span></text:p>
        </text:list-item>
        <text:list-item>
          <text:p text:style-name="P8"><text:span text:style-name="T2">Number of available jobs in computer science? </text:span><text:span text:style-name="T3">int</text:span></text:p>
        </text:list-item>
      </text:list>
      <text:p text:style-name="P1"/>
      <text:list xml:id="list203240790645844" text:continue-list="list203242407209981" text:style-name="WW8Num7">
        <text:list-item>
          <text:p text:style-name="P2">(3 pts) Provide an example of a technology that interests you. Explain why!</text:p>
        </text:list-item>
      </text:list>
      <text:p text:style-name="P1"/>
      <text:p text:style-name="P5">Self-driving cars – finally I can just relax and read to work instead of worrying about some dumb shit for which the motor vehicle law seems to be option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WW8Num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rebuchet MS" fo:font-family="'Trebuchet MS'" style:font-family-generic="swiss" style:font-pitch="variable" style:font-name-complex="Trebuchet MS" style:font-family-complex="'Trebuchet MS'" style:font-family-generic-complex="swiss" style:font-pitch-complex="variable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Trebuchet MS" fo:font-family="'Trebuchet MS'" style:font-family-generic="swiss" style:font-pitch="variable" style:font-name-complex="Trebuchet MS" style:font-family-complex="'Trebuchet MS'" style:font-family-generic-complex="swiss" style:font-pitch-complex="variable" style:font-weight-complex="bold"/>
    </style:style>
    <style:style style:name="WW8Num7z1" style:family="text">
      <style:text-properties style:font-name="Trebuchet MS" fo:font-family="'Trebuchet MS'" style:font-family-generic="swiss" style:font-pitch="variable" style:font-name-complex="Trebuchet MS" style:font-family-complex="'Trebuchet MS'" style:font-family-generic-complex="swiss" style:font-pitch-complex="variable" style:font-weight-complex="bold"/>
    </style:style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74e8" style:text-line-through-style="none" style:text-line-through-type="none" style:text-underline-style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 text:start-value="3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5z1" style:num-prefix="(" style:num-suffix=")" style:num-format="a" style:num-letter-sync="true" text:start-value="2">
        <style:list-level-properties text:list-level-position-and-space-mode="label-alignment">
          <style:list-level-label-alignment text:label-followed-by="listtab" text:list-tab-stop-position="0.7709in" fo:text-indent="-0.2709in" fo:margin-left="0.7709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 text:start-value="3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6z1" style:num-prefix="(" style:num-suffix=")" style:num-format="a" style:num-letter-sync="true" text:start-value="2">
        <style:list-level-properties text:list-level-position-and-space-mode="label-alignment">
          <style:list-level-label-alignment text:label-followed-by="listtab" text:list-tab-stop-position="0.7709in" fo:text-indent="-0.2709in" fo:margin-left="0.7709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text-properties fo:color="#990033"/>
    </style:style>
    <style:style style:name="MT1" style:family="text">
      <style:text-properties fo:color="#990033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bottom="0.461in" style:dynamic-spacing="true"/>
      </style:header-style>
      <style:footer-style>
        <style:header-footer-properties fo:min-height="0.5in" fo:margin-top="0.461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><text:span text:style-name="MT1">CptS 121 – Program Design and Development</text:span> <text:s text:c="53"/><draw:frame draw:style-name="Mfr1" draw:name="Image1" text:anchor-type="as-char" svg:width="0.6043in" svg:height="0.3854in" draw:z-index="0"><draw:image xlink:href="Pictures/100002000000005000000032A6DE5DEF57D700F2.png" xlink:type="simple" xlink:show="embed" xlink:actuate="onLoad"/></draw:frame></text:p>
        <text:p text:style-name="Standard">January 25, 2016</text:p>
        <text:p text:style-name="Standard"/>
        <text:p text:style-name="Standard"><text:span text:style-name="MT2">Your Name: ___________________________ <text:s text:c="13"/>TA’s Name: ___________________________</text:span></text:p>
        <text:p text:style-name="Standard"><text:span text:style-name="MT2">ID#: <text:s text:c="13"/>___________________________ <text:s text:c="13"/>Section #: <text:s text:c="3"/>___________________________</text:span></text:p>
      </style:header>
      <style:footer>
        <text:p text:style-name="MP1">Instructor: Andrew S. O’Fallon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Quiz 2 (15 pts) – Introduction to Computer Programming and C</dc:title>
    <meta:initial-creator> </meta:initial-creator>
    <meta:creation-date>2012-01-24T10:29:00</meta:creation-date>
    <dc:date>2018-06-11T20:32:40.633000000</dc:date>
    <meta:editing-cycles>37</meta:editing-cycles>
    <meta:editing-duration>PT4H55M21S</meta:editing-duration>
    <meta:document-statistic meta:table-count="0" meta:image-count="1" meta:object-count="0" meta:page-count="1" meta:paragraph-count="23" meta:word-count="310" meta:character-count="1949" meta:non-whitespace-character-count="1546"/>
    <meta:generator>LibreOffice/5.2.7.2$Windows_x86 LibreOffice_project/2b7f1e640c46ceb28adf43ee075a6e8b8439ed10</meta:generator>
  </office:meta>
</office:document-meta>
</file>